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ff"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color="#000000" fo:font-size="12pt" fo:font-weight="bold" style:font-size-asian="10.5pt" style:font-weight-asian="bold" style:font-size-complex="12pt" style:font-weight-complex="bold"/>
    </style:style>
    <style:style style:name="P3" style:family="paragraph" style:parent-style-name="Standard">
      <style:text-properties fo:color="#000000"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2pt" fo:font-weight="normal" style:font-size-asian="12pt" style:font-weight-asian="normal" style:font-size-complex="12pt" style:font-weight-complex="normal"/>
    </style:style>
    <style:style style:name="P6" style:family="paragraph" style:parent-style-name="Standard">
      <style:text-properties fo:color="#000000"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8" style:family="paragraph" style:parent-style-name="Standard">
      <style:text-properties fo:color="#008080" fo:font-size="12pt"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008080" fo:font-size="12pt" fo:font-weight="bold" style:font-size-asian="10.5pt" style:font-weight-asian="bold" style:font-size-complex="12pt" style:font-weight-complex="bold"/>
    </style:style>
    <style:style style:name="P10" style:family="paragraph" style:parent-style-name="Standard">
      <style:text-properties fo:color="#000080" fo:font-size="18pt" fo:font-weight="bold"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color="#000080" fo:font-size="14pt" fo:font-weight="bold" style:font-size-asian="12.25pt" style:font-weight-asian="bold" style:font-size-complex="14pt" style:font-weight-complex="bold"/>
    </style:style>
    <style:style style:name="P12" style:family="paragraph" style:parent-style-name="Standard">
      <style:text-properties fo:color="#000080"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000080"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undenbasierter Squadshooter für Android</text:p>
      <text:p text:style-name="P1"/>
      <text:p text:style-name="P6">Android Praktikum</text:p>
      <text:p text:style-name="P6">Sommersemester 2012</text:p>
      <text:p text:style-name="P3"/>
      <text:p text:style-name="P3"/>
      <text:p text:style-name="P12">Projektteam</text:p>
      <text:p text:style-name="P8"/>
      <text:p text:style-name="P2">Winfried Hellmann<text:tab/><text:tab/><text:tab/>Max Franke<text:tab/><text:tab/><text:tab/>Björn Radtke<text:tab/></text:p>
      <text:p text:style-name="P2"/>
      <text:p text:style-name="P4"><text:a xlink:type="simple" xlink:href="mailto:w.hellmann@tu-bs.de">w.hellmann@tu-bs.de</text:a><text:tab/><text:tab/><text:tab/><text:a xlink:type="simple" xlink:href="mailto:max.aj.franke@web.de">max.aj.franke@web.de</text:a> <text:tab/><text:a xlink:type="simple" xlink:href="mailto:b.radtke86@tu-bs.de">b.radtke86@tu-bs.de</text:a></text:p>
      <text:p text:style-name="P4"/>
      <text:p text:style-name="P4">Teamleitung, Programmierung<text:tab/>Programmierung<text:tab/><text:tab/>Programmierung</text:p>
      <text:p text:style-name="P4"/>
      <text:p text:style-name="P4"/>
      <text:p text:style-name="P13">Motivation und Ausgangssituation</text:p>
      <text:p text:style-name="P9"/>
      <text:p text:style-name="P4">Smartphones und die darauf laufenden Anwendungen werden in der heutigen Zeit rund um die Uhr genutzt. Bereits im Jahr 2011 besaß jeder vierte Deutsche ein Smartphone. Dieser Trend setzt sich fort. Besonders häufig werden dabei Spiele genutzt, um z.B. Wartezeiten an Bahnhöfen zu überbrücken. Oft werden jedoch Spiele verwendet, die der Anwender nicht mit anderen Spielern gemeinsam spielen kann. Um das zu ändern, wird ein Squadshooter entwickelt, der einen Mehrspielermodus verwendet. Dieser verläuft rundenbasiert, sodass jeder Spieler die Züge zunächst genau planen kann, bevor diese ausgeführt werden. Der Squadshooter orientiert sich an dem kommerziellen Spiel “Frozen Synapse”, nutzt jedoch zugleich das DTN-Bundle-Protokoll zur Verbindung zwischen den einzelnen Spielern.</text:p>
      <text:p text:style-name="P4"/>
      <text:p text:style-name="P4"/>
      <text:p text:style-name="P4"/>
      <text:p text:style-name="P4"/>
      <text:p text:style-name="P4"/>
      <text:p text:style-name="P4"/>
      <text:p text:style-name="P4"/>
      <text:p text:style-name="P4"/>
      <text:p text:style-name="P4"/>
      <text:p text:style-name="P4"/>
      <text:p text:style-name="P4"/>
      <text:p text:style-name="P7">Braunschweig, 23. 04. 2012</text:p>
      <text:p text:style-name="P7"/>
      <text:p text:style-name="P7"/>
      <text:p text:style-name="P5">Winfried Hellmann <text:s text:c="3"/>______________________</text:p>
      <text:p text:style-name="P5"/>
      <text:p text:style-name="P5"/>
      <text:p text:style-name="P5">Max Franke <text:s text:c="14"/>______________________</text:p>
      <text:p text:style-name="P5"/>
      <text:p text:style-name="P5"/>
      <text:p text:style-name="P5">Björn Radtke <text:s text:c="12"/>______________________</text:p>
      <text:p text:style-name="P5"/>
      <text:p text:style-name="P11"><text:soft-page-break/>Ziele</text:p>
      <text:p text:style-name="P11"/>
      <text:p text:style-name="P4">Entwicklung eines rundenbasierten Squadshooters auf Android unter Verwendung der DTN-Implementierung des IBR</text:p>
      <text:p text:style-name="P4"/>
      <text:p text:style-name="P4"/>
      <text:p text:style-name="P11">Anforderungen</text:p>
      <text:p text:style-name="P11"/>
      <text:p text:style-name="P11"/>
      <text:p text:style-name="P11">Lösungsweg</text:p>
      <text:p text:style-name="P11"/>
      <text:p text:style-name="P11"/>
      <text:p text:style-name="P11">Projektplan</text:p>
      <text:p text:style-name="P11"/>
      <text:p text:style-name="P11"/>
      <text:p text:style-name="P11">Potentielle Hindernisse und Maßna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oern Radtke</meta:initial-creator>
    <meta:creation-date>2012-04-22T13:06:11</meta:creation-date>
    <dc:date>2012-04-22T13:35:38</dc:date>
    <dc:creator>Bjoern Radtke</dc:creator>
    <meta:editing-duration>PT29M28S</meta:editing-duration>
    <meta:editing-cycles>8</meta:editing-cycles>
    <meta:generator>LibreOffice/3.4$Unix LibreOffice_project/340m1$Build-402</meta:generator>
    <meta:document-statistic meta:table-count="0" meta:image-count="0" meta:object-count="0" meta:page-count="2" meta:paragraph-count="19" meta:word-count="166" meta:character-count="1411" meta:non-whitespace-character-count="1226"/>
  </office:meta>
</office:document-meta>
</file>